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margin-left="1.27cm" fo:margin-right="0cm" fo:text-indent="-1.27cm" style:auto-text-indent="false"/>
    </style:style>
    <style:style style:name="P33" style:family="paragraph" style:parent-style-name="Heading_20_2">
      <style:paragraph-properties fo:margin-left="1.27cm" fo:margin-right="0cm" fo:text-indent="-1.27cm" style:auto-text-indent="false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</style:style>
    <style:style style:name="P35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6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73262208" text:id="ct173262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2000" text:id="ct1732620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1792" text:id="ct1732617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3976" text:id="ct1732639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080" text:id="ct173264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184" text:id="ct1732641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288" text:id="ct173264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392" text:id="ct1732643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496" text:id="ct1732644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600" text:id="ct1732646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704" text:id="ct1732647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808" text:id="ct1732648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4912" text:id="ct173264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016" text:id="ct1732650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120" text:id="ct173265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224" text:id="ct1732652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328" text:id="ct173265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85666696" text:id="ct2856666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432" text:id="ct173265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536" text:id="ct173265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265640" text:id="ct1732656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2936" text:id="ct173192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2728" text:id="ct173192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2520" text:id="ct173192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2312" text:id="ct173192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2104" text:id="ct173192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1896" text:id="ct173191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1688" text:id="ct173191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1480" text:id="ct173191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1272" text:id="ct173191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1064" text:id="ct173191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0856" text:id="ct173190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0648" text:id="ct173190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0440" text:id="ct173190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90232" text:id="ct173190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89816" text:id="ct173189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89608" text:id="ct173189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89400" text:id="ct173189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89192" text:id="ct173189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3188984" text:id="ct173188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140352" text:id="ct1721403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139936" text:id="ct172139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139728" text:id="ct172139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000" text:id="ct1727400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104" text:id="ct172740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208" text:id="ct172740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312" text:id="ct172740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416" text:id="ct172740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520" text:id="ct172740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624" text:id="ct1727406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728" text:id="ct172740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832" text:id="ct172740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0936" text:id="ct172740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040" text:id="ct1727410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144" text:id="ct1727411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248" text:id="ct1727412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352" text:id="ct1727413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456" text:id="ct1727414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560" text:id="ct172741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664" text:id="ct1727416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768" text:id="ct1727417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872" text:id="ct1727418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1976" text:id="ct1727419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080" text:id="ct172742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184" text:id="ct1727421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288" text:id="ct172742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392" text:id="ct1727423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496" text:id="ct1727424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600" text:id="ct1727426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704" text:id="ct1727427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808" text:id="ct1727428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72742912" text:id="ct172742912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27483022" text:style-name="L1">
                    <text:list-header>
                      <text:p text:style-name="P34">- Considerar como validar dados offline – dificuldade do uso do sistema por fazendas que tem conexão problemática (Sistema futuro).</text:p>
                      <text:p text:style-name="P34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27497420" text:style-name="L2">
                    <text:list-header>
                      <text:p text:style-name="P35">- Sinônimo: livre escolha do catalogador.</text:p>
                      <text:p text:style-name="P35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1"/>
      <text:h text:style-name="P3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3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3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2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173262208"/><text:span text:style-name="Fonte_20_parág._20_padrão"><text:span text:style-name="T5">Necessidade</text:span></text:span><text:change-end text:change-id="ct173262208"/></text:p>
          </table:table-cell>
          <table:table-cell table:style-name="Tabela6.A1" office:value-type="string">
            <text:p text:style-name="P12"><text:change-start text:change-id="ct173262000"/>Funcionalidades<text:change-end text:change-id="ct173262000"/></text:p>
          </table:table-cell>
          <table:table-cell table:style-name="Tabela6.C1" office:value-type="string">
            <text:p text:style-name="P12"><text:change-start text:change-id="ct173261792"/>Caso de uso<text:change-end text:change-id="ct173261792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173263976"/>Enviar Convite<text:change-end text:change-id="ct173263976"/></text:p>
          </table:table-cell>
          <table:table-cell table:style-name="Tabela6.A1" office:value-type="string">
            <text:p text:style-name="P11"><text:change-start text:change-id="ct17326408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173264080"/></text:p>
          </table:table-cell>
          <table:table-cell table:style-name="Tabela6.C1" office:value-type="string">
            <text:p text:style-name="P11"><text:change-start text:change-id="ct173264184"/>CDU <text:change-end text:change-id="ct173264184"/>01</text:p>
          </table:table-cell>
        </table:table-row>
        <table:table-row>
          <table:table-cell table:style-name="Tabela6.A1" office:value-type="string">
            <text:p text:style-name="P10"><text:change-start text:change-id="ct173264288"/>Cadastramento de usuário<text:change-end text:change-id="ct173264288"/></text:p>
          </table:table-cell>
          <table:table-cell table:style-name="Tabela6.A1" office:value-type="string">
            <text:p text:style-name="P10"><text:change-start text:change-id="ct173264392"/>Para dar continuidade ao processo de cadastro o novo usuário deve aceitar o convite previamente enviado em seu e-mail, preencher os dados solicitados pelo sistema e clicar em Salvar.<text:change-end text:change-id="ct173264392"/></text:p>
          </table:table-cell>
          <table:table-cell table:style-name="Tabela6.C1" office:value-type="string">
            <text:p text:style-name="P8"><text:change-start text:change-id="ct173264496"/>CDU <text:change-end text:change-id="ct173264496"/>02</text:p>
          </table:table-cell>
        </table:table-row>
        <table:table-row>
          <table:table-cell table:style-name="Tabela6.A4" office:value-type="string">
            <text:p text:style-name="P8"><text:change-start text:change-id="ct173264600"/>Exclusão de Usuário<text:change-end text:change-id="ct173264600"/></text:p>
          </table:table-cell>
          <table:table-cell table:style-name="Tabela6.A4" office:value-type="string">
            <text:p text:style-name="P8"><text:change-start text:change-id="ct173264704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173264704"/></text:p>
          </table:table-cell>
          <table:table-cell table:style-name="Tabela6.C4" office:value-type="string">
            <text:p text:style-name="P8"><text:change-start text:change-id="ct173264808"/>CDU <text:change-end text:change-id="ct173264808"/>03</text:p>
          </table:table-cell>
        </table:table-row>
        <table:table-row>
          <table:table-cell table:style-name="Tabela6.A4" office:value-type="string">
            <text:p text:style-name="P8"><text:change-start text:change-id="ct173264912"/>Editar Dados Próprios<text:change-end text:change-id="ct173264912"/></text:p>
          </table:table-cell>
          <table:table-cell table:style-name="Tabela6.A4" office:value-type="string">
            <text:p text:style-name="P10"><text:change-start text:change-id="ct173265016"/>Qualquer usuário pode alterar os dados do seu cadastro, com exceção do seu nível de acesso (Administrador, Gerente, Revisor, Catalogador) e do status (Ativo, Inativo) do seu cadastro.<text:change-end text:change-id="ct173265016"/></text:p>
          </table:table-cell>
          <table:table-cell table:style-name="Tabela6.C4" office:value-type="string">
            <text:p text:style-name="P8"><text:change-start text:change-id="ct173265120"/>CDU<text:change-end text:change-id="ct173265120"/> 04</text:p>
          </table:table-cell>
        </table:table-row>
        <table:table-row>
          <table:table-cell table:style-name="Tabela6.A4" office:value-type="string">
            <text:p text:style-name="P10"><text:change-start text:change-id="ct173265224"/>Editar Dados de outros usuários<text:change-end text:change-id="ct173265224"/></text:p>
          </table:table-cell>
          <table:table-cell table:style-name="Tabela6.A4" office:value-type="string">
            <text:p text:style-name="P10"><text:change-start text:change-id="ct173265328"/>Administradores alteram todos os dados, exceto e-mail e senha, de gerentes, revisores e catalogadores de sua instituição. Gerentes alteram todos os dados, ex<text:change-end text:change-id="ct173265328"/><text:change-start text:change-id="ct285666696"/>ceto e-mail e senha, de <text:s/>revisores e catalogadores de sua instituição.<text:change-end text:change-id="ct285666696"/> No <text:soft-page-break/>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173265432"/>CDU <text:change-end text:change-id="ct173265432"/>05</text:p>
          </table:table-cell>
        </table:table-row>
        <table:table-row>
          <table:table-cell table:style-name="Tabela6.A4" office:value-type="string">
            <text:p text:style-name="P8"><text:change-start text:change-id="ct173265536"/>Cadastramento de instituição<text:change-end text:change-id="ct173265536"/></text:p>
          </table:table-cell>
          <table:table-cell table:style-name="Tabela6.A4" office:value-type="string">
            <text:p text:style-name="P14"><text:change-start text:change-id="ct173265640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173265640"/></text:p>
          </table:table-cell>
          <table:table-cell table:style-name="Tabela6.C4" office:value-type="string">
            <text:p text:style-name="P8"><text:change-start text:change-id="ct173192936"/>CDU 0<text:change-end text:change-id="ct173192936"/>6<text:change-start text:change-id="ct173192728"/></text:p>
            <text:p text:style-name="P8"><text:change-end text:change-id="ct173192728"/></text:p>
          </table:table-cell>
        </table:table-row>
        <table:table-row>
          <table:table-cell table:style-name="Tabela6.A4" office:value-type="string">
            <text:p text:style-name="P8"><text:change-start text:change-id="ct173192520"/>Exclusão de instituição<text:change-end text:change-id="ct173192520"/></text:p>
          </table:table-cell>
          <table:table-cell table:style-name="Tabela6.A4" office:value-type="string">
            <text:p text:style-name="P10"><text:change-start text:change-id="ct173192312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173192312"/></text:p>
          </table:table-cell>
          <table:table-cell table:style-name="Tabela6.C4" office:value-type="string">
            <text:p text:style-name="P19"><text:change-start text:change-id="ct173192104"/>CDU <text:change-end text:change-id="ct173192104"/>07</text:p>
          </table:table-cell>
        </table:table-row>
        <table:table-row>
          <table:table-cell table:style-name="Tabela6.A4" office:value-type="string">
            <text:p text:style-name="P8"><text:change-start text:change-id="ct173191896"/>Login no sistema<text:change-end text:change-id="ct173191896"/></text:p>
          </table:table-cell>
          <table:table-cell table:style-name="Tabela6.A4" office:value-type="string">
            <text:p text:style-name="P10"><text:change-start text:change-id="ct173191688"/>Para entrar no sistema, o usuário (administrador, gerente, revisor, catalogador) deve colocar o seu e-mail cadastrado e sua senha, para entrar em seu nível de acesso.<text:change-end text:change-id="ct173191688"/></text:p>
          </table:table-cell>
          <table:table-cell table:style-name="Tabela6.C4" office:value-type="string">
            <text:p text:style-name="P8"><text:change-start text:change-id="ct173191480"/>CDU 0<text:change-end text:change-id="ct173191480"/>8</text:p>
          </table:table-cell>
        </table:table-row>
        <table:table-row>
          <table:table-cell table:style-name="Tabela6.A4" office:value-type="string">
            <text:p text:style-name="P8"><text:change-start text:change-id="ct173191272"/>Nova senha<text:change-end text:change-id="ct173191272"/></text:p>
          </table:table-cell>
          <table:table-cell table:style-name="Tabela6.A4" office:value-type="string">
            <text:p text:style-name="P10"><text:change-start text:change-id="ct173191064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173191064"/></text:p>
          </table:table-cell>
          <table:table-cell table:style-name="Tabela6.C4" office:value-type="string">
            <text:p text:style-name="P8"><text:change-start text:change-id="ct173190856"/>CDU <text:change-end text:change-id="ct173190856"/>0<text:change-start text:change-id="ct173190648"/>9<text:change-end text:change-id="ct173190648"/></text:p>
          </table:table-cell>
        </table:table-row>
        <table:table-row>
          <table:table-cell table:style-name="Tabela6.A4" office:value-type="string">
            <text:p text:style-name="P8"><text:change-start text:change-id="ct173190440"/>Catalogação de bens<text:change-end text:change-id="ct173190440"/></text:p>
          </table:table-cell>
          <table:table-cell table:style-name="Tabela6.A4" office:value-type="string">
            <text:p text:style-name="P10"><text:change-start text:change-id="ct173190232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173190232"/> <text:change-start text:change-id="ct173189816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<text:soft-page-break/>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27492141" text:style-name="L3">
              <text:list-header>
                <text:p text:style-name="P37">- Considerar como validar dados offline – dificuldade do uso do sistema por fazendas que tem conexão problemática (Sistema futuro).</text:p>
                <text:p text:style-name="P37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173189816"/></text:p>
          </table:table-cell>
          <table:table-cell table:style-name="Tabela6.C4" office:value-type="string">
            <text:p text:style-name="P8"><text:change-start text:change-id="ct173189608"/>CDU <text:change-end text:change-id="ct173189608"/>10<text:change-start text:change-id="ct173189400"/></text:p>
            <text:p text:style-name="P8"><text:change-end text:change-id="ct173189400"/></text:p>
          </table:table-cell>
        </table:table-row>
        <table:table-row>
          <table:table-cell table:style-name="Tabela6.A4" office:value-type="string">
            <text:p text:style-name="P10"><text:change-start text:change-id="ct173189192"/>Suportar mídias digitais e arquivos<text:change-end text:change-id="ct173189192"/></text:p>
          </table:table-cell>
          <table:table-cell table:style-name="Tabela6.A4" office:value-type="string">
            <text:p text:style-name="P10"><text:change-start text:change-id="ct173188984"/>Na catalogação é possível anexar mídias digitais (imagens, filmes, vídeos, etc) dos bens cadastrados e arquivos como documentos de aquisição, mapas, escrituras, fotografias.<text:change-end text:change-id="ct17318898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2140352"/>Descritor/Palavra-Chave<text:change-end text:change-id="ct172140352"/></text:p>
          </table:table-cell>
          <table:table-cell table:style-name="Tabela6.A4" office:value-type="string">
            <text:p text:style-name="P15"><text:change-start text:change-id="ct172139936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27475370" text:style-name="L4">
              <text:list-header>
                <text:p text:style-name="P36">- Sinônimo: livre escolha do catalogador.</text:p>
                <text:p text:style-name="P36"><text:span text:style-name="T6">- Revisor deve fazer as corretas associações entre as palavras-chaves novas e as existentes no sitema (Novo caso de uso deve ser criado para alertar essa necessidade).</text:span> <text:change-end text:change-id="ct172139936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172139728"/>Campos obrigatórios<text:change-end text:change-id="ct172139728"/></text:p>
          </table:table-cell>
          <table:table-cell table:style-name="Tabela6.A4" office:value-type="string">
            <text:p text:style-name="P10"><text:change-start text:change-id="ct172740000"/>O sistema não permite a catalogação de um bem que não tenha o número de registro preenchido (número atribuido pela instituição ao bem), sendo este o único campo obrigatório.<text:change-end text:change-id="ct17274000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2740104"/>Visualizar bem patrimonial<text:change-end text:change-id="ct172740104"/></text:p>
          </table:table-cell>
          <table:table-cell table:style-name="Tabela6.A4" office:value-type="string">
            <text:p text:style-name="P10"><text:change-start text:change-id="ct172740208"/>O usuário (administrador, gerente, revisor, catalogador), após logar no sistema, pode visualizar/acessar todos os bens catalogados pertencentes a sua instituição.<text:change-end text:change-id="ct172740208"/></text:p>
          </table:table-cell>
          <table:table-cell table:style-name="Tabela6.C4" office:value-type="string">
            <text:p text:style-name="P8"><text:change-start text:change-id="ct172740312"/>CDU<text:change-end text:change-id="ct172740312"/> 11</text:p>
          </table:table-cell>
        </table:table-row>
        <table:table-row>
          <table:table-cell table:style-name="Tabela6.A4" office:value-type="string">
            <text:p text:style-name="P8"><text:change-start text:change-id="ct172740416"/>Excluir/editar bem patrimonial<text:change-end text:change-id="ct172740416"/></text:p>
          </table:table-cell>
          <table:table-cell table:style-name="Tabela6.A4" office:value-type="string">
            <text:p text:style-name="P10"><text:change-start text:change-id="ct17274052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172740520"/></text:p>
          </table:table-cell>
          <table:table-cell table:style-name="Tabela6.C4" office:value-type="string">
            <text:p text:style-name="P8"><text:change-start text:change-id="ct172740624"/>CDU <text:change-end text:change-id="ct172740624"/>12(excluir)<text:change-start text:change-id="ct172740728"/></text:p>
            <text:p text:style-name="P8">CDU <text:change-end text:change-id="ct172740728"/>13(editar)</text:p>
          </table:table-cell>
        </table:table-row>
        <table:table-row>
          <table:table-cell table:style-name="Tabela6.A4" office:value-type="string">
            <text:p text:style-name="P8"><text:change-start text:change-id="ct172740832"/>Busca<text:change-end text:change-id="ct172740832"/></text:p>
          </table:table-cell>
          <table:table-cell table:style-name="Tabela6.A4" office:value-type="string">
            <text:p text:style-name="P8"><text:change-start text:change-id="ct172740936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172740936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172741040"/>Busca<text:change-end text:change-id="ct172741040"/></text:p>
          </table:table-cell>
          <table:table-cell table:style-name="Tabela6.A4" office:value-type="string">
            <text:p text:style-name="P10"><text:change-start text:change-id="ct172741144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172741144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172741248"/>Nova busca<text:change-end text:change-id="ct172741248"/></text:p>
          </table:table-cell>
          <table:table-cell table:style-name="Tabela6.A4" office:value-type="string">
            <text:p text:style-name="P10"><text:change-start text:change-id="ct172741352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17274135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2741456"/>Resultados<text:change-end text:change-id="ct172741456"/></text:p>
          </table:table-cell>
          <table:table-cell table:style-name="Tabela6.A4" office:value-type="string">
            <text:p text:style-name="P10"><text:change-start text:change-id="ct172741560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17274156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2741664"/>Usuários Inativos<text:change-end text:change-id="ct172741664"/></text:p>
          </table:table-cell>
          <table:table-cell table:style-name="Tabela6.A4" office:value-type="string">
            <text:p text:style-name="P10"><text:change-start text:change-id="ct172741768"/>Fica a cargo do gerente analisar os usuários de sua instituição que se encontram inativos e transferir as responsabilidades desses usuários <text:soft-page-break/>para outros que estejam ativos.<text:change-end text:change-id="ct172741768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172741872"/>Gerar relatórios<text:change-end text:change-id="ct172741872"/></text:p>
          </table:table-cell>
          <table:table-cell table:style-name="Tabela6.A4" office:value-type="string">
            <text:p text:style-name="P10"><text:change-start text:change-id="ct172741976"/>O gerente do sistema pode gerar relatórios do sistema, bens que foram catalogados, usuários que foram cadastrados,etc.<text:change-end text:change-id="ct172741976"/></text:p>
          </table:table-cell>
          <table:table-cell table:style-name="Tabela6.C4" office:value-type="string">
            <text:p text:style-name="P10"><text:change-start text:change-id="ct172742080"/>CDU <text:change-end text:change-id="ct172742080"/>16</text:p>
          </table:table-cell>
        </table:table-row>
        <table:table-row>
          <table:table-cell table:style-name="Tabela6.A4" office:value-type="string">
            <text:p text:style-name="P8"><text:change-start text:change-id="ct172742184"/>Revisar Bens Patrimoniais<text:change-end text:change-id="ct172742184"/></text:p>
          </table:table-cell>
          <table:table-cell table:style-name="Tabela6.A4" office:value-type="string">
            <text:p text:style-name="P10"><text:change-start text:change-id="ct172742288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172742288"/></text:p>
          </table:table-cell>
          <table:table-cell table:style-name="Tabela6.C4" office:value-type="string">
            <text:p text:style-name="P8"><text:change-start text:change-id="ct172742392"/>CDU <text:change-end text:change-id="ct172742392"/>17</text:p>
          </table:table-cell>
        </table:table-row>
        <table:table-row>
          <table:table-cell table:style-name="Tabela6.C1" office:value-type="string">
            <text:p text:style-name="P8"><text:change-start text:change-id="ct172742496"/>Explicação do proj<text:bookmark-start text:name="_GoBack"/>eto<text:bookmark-end text:name="_GoBack"/><text:change-end text:change-id="ct172742496"/></text:p>
          </table:table-cell>
          <table:table-cell table:style-name="Tabela6.C1" office:value-type="string">
            <text:p text:style-name="P10"><text:change-start text:change-id="ct172742600"/>Na página inicial do sistema existe um ícone “Sobre o projeto memória virtual”, no qual encontra-se explicações sobre o que é o sistema e como surgiu.<text:change-end text:change-id="ct172742600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172742704"/>Acesso direto a URLs autenticadas<text:change-end text:change-id="ct172742704"/></text:p>
          </table:table-cell>
          <table:table-cell table:style-name="Tabela6.C1" office:value-type="string">
            <text:p text:style-name="P8"><text:change-start text:change-id="ct172742808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172742808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/>
          </table:table-cell>
        </table:table-row>
      </table:table>
      <text:h text:style-name="Heading_20_1" text:outline-level="1"><text:change text:change-id="ct172742912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10-18T07:43:33.36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1-10-18T07:43:33.05</dc:date>
    <meta:print-date>2001-03-15T14:26:00Z</meta:print-date>
    <meta:editing-cycles>66</meta:editing-cycles>
    <meta:editing-duration>PT9H35M21S</meta:editing-duration>
    <meta:document-statistic meta:table-count="9" meta:image-count="1" meta:object-count="0" meta:page-count="6" meta:paragraph-count="242" meta:word-count="3691" meta:character-count="23212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